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bReader.fileTypeFromComponentType( int component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bReader.finishLoadingAttributeGroup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sbReader.writeModelGroupData( SchemaModelGroup gr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SystemImpl.redefinedModelGrou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writeInt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bReader.writeHandlePool( HandlePool p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findModelGroup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writeDocumentTypeMap( SchemaType [ ] doc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writeParticleArray( SchemaParticle [ ] sp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SystemImpl.findDocumentTyp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saveModelGroups( SchemaModelGroup [ ] grou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Pool.codeForString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bReader.loadAttribute( SchemaLocalAttributeImpl result , QName name , SchemaContainer 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getLoaderStream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makeClassString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readQNameRefMapAsList( List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bReader.XsbReader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bReader.readQName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bReader.loadParticle( SchemaParticleImpl result , int particle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chemaTypeSystemImpl.crackPointer( InputStream strea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chemaTypeSystemImpl.nextBytes( byte [ ]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sbReader.readBigInteg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Reader.readProperty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sbReader.atMost( int majorver , int minorver , int releasen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saveGlobalAttributes( SchemaGlobalAttribute [ ]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readHandlePool( HandlePool poo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sbReader.readQNameRef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buildComponentRefMap( SchemaComponent [ ] compon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SystemImpl.global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readExtensions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Reader.readNamesp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getContainerNonNull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checkContainerNotNull( SchemaContainer container ,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Pool.stringForCode( int 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Reader.writeQNameSet( QNameSet s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bReader.writeIdConstraintData( SchemaIdentityConstraint id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hemaTypeSystemImpl.save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ingPool.StringPool( String handl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Pool.handleForModelGroup( SchemaModelGroup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Pool.handleForAttributeGroup( SchemaAttributeGroup grou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Reader.writeIndex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hemaTypeSystemImpl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SystemImpl.fixupContai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SystemImpl.saveTypesRecursively( SchemaType [ ]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SystemImpl.buildTypeRefsByClassname( Map typesBy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atLeast( int majorver , int minorver , int releasen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saveGlobalAttribute( SchemaGlobalAttribute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bReader.readAnnotation( SchemaContainer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sbReader.readByte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SystemImpl.saveModelGroup( SchemaModelGroup gr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Reader.writeHandle( SchemaComponent comp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chemaTypeSystemImpl.buildComponentRefList( SchemaComponent [ ] compon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SystemImpl.saveGlobalElement( SchemaGlobalElement e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SystemImpl.getTyp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getSaverStream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modelGrou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finishLoadingType(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80">
            <text:p text:style-name="Table_20_Contents">80</text:p>
          </table:table-cell>
          <table:table-cell office:value-type="float" office:value="204">
            <text:p text:style-name="Table_20_Contents">204</text:p>
          </table:table-cell>
        </table:table-row>
        <table:table-row>
          <table:table-cell office:value-type="string">
            <text:p text:style-name="Table_20_Contents">XsbReader.finishLoadingAttrib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TypeSystemImpl.buildContainers( List redefTypeNames , List redefModelGroupNames , List redefAttributeGroupNam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">
            <text:p text:style-name="Table_20_Contents">7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SchemaTypeSystemImpl.savePoin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SystemImpl.identityConstrai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writeTypeData( SchemaType type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50">
            <text:p text:style-name="Table_20_Contents">50</text:p>
          </table:table-cell>
          <table:table-cell office:value-type="float" office:value="161">
            <text:p text:style-name="Table_20_Contents">161</text:p>
          </table:table-cell>
        </table:table-row>
        <table:table-row>
          <table:table-cell office:value-type="string">
            <text:p text:style-name="Table_20_Contents">HandlePool.handleForIdentityConstraint( SchemaIdentityConstraint id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sav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writeSOAPArrayType( SOAPArrayType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ypeSystemImpl.setIncomplete( boolean in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SystemImpl.addContainer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Reader.readSOAPArra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Pool.getAllHa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Pool.refForHandle( String ha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Reader.XsbReader( String handle , int file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bReader.readHandle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XsbReader.writeNamespaces( Set name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writeShort( int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TypeSystemImpl.globalElem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SystemImpl.findIdentityConstraint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redefinedAttributeGrou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readXmlValueObject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XsbReader.writeAttributeGroupData( SchemaAttributeGroup gr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forName( String name ,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nameToPathString( String nameForSys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SystemImpl.findElement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typeForClassname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bReader.writeByteArray( byte [ ] b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bReader.writePropertyData( SchemaProperty pro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sbReader.read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SystemImpl.document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writeParticleData( SchemaParticle par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chemaTypeSystemImpl.savePointersForClassnames( Set classnames , String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Reader.readSh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setDependencies( SchemaDependencies de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TypeSystemImpl.fileContainsTypeSystem( File file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bReader.read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Reader.read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SystemImpl.resolveHandle( String hand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chemaTypeSystemImpl.saveIdentityConstraint( SchemaIdentityConstraint id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getContainer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writeString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TypeSystemImpl.assertContainersSynchronized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chemaTypeSystemImpl.typeSystemFor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SystemImpl.attributeGrou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SystemImpl.buildDocumentMap( SchemaType [ ]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SystemImpl.handleFor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saveIdentityConstraints( SchemaIdentityConstraint [ ] idc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SystemImpl.save( Filer fi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bReader.finishLoadingIdentityConstrai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chemaTypeSystemImpl.buildAttributeTypeMap( SchemaType [ ] 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ypeSystemImpl.contai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SystemImpl.repackageConstant( String value , String [ ] replace , Repackager repack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SystemImpl.typeForHandle( String ha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bReader.read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isIn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ndlePool.handleForComponent( SchemaComponent com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andlePool.handleForType( SchemaType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sbReader.getActualFi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findAttribut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loadFromBuilder( SchemaGlobalElement [ ] globalElements , SchemaGlobalAttribute [ ] globalAttributes , SchemaType [ ] globalTypes , SchemaType [ ] documentTypes , SchemaType [ ] attribut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TypeSystemImpl.redefinedGlobal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writeAnnotations( SchemaAnnotation [ ] an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Reader.writeQNam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saveToDirectory( File class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writeDouble( double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bReader.writeAttributeData( SchemaLocalAttribute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saveAttributeGroups( SchemaAttributeGroup [ ] grou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SystemImpl.findAttributeTyp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isNamespaceDefined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attribute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writeAttributeTypeMap( SchemaType [ ] att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writeRealHeader( String handle , int fil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TypeSystemImpl.getSourceAsStream( String sour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bReader.writeAnnotation( SchemaAnnotation 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HandlePool.Handle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bReader.finishLoadingModelGrou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andlePool.handleForAttribute( SchemaGlobalAttribute attribu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savePointersForNamespaces( Set namespaces , String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SystemImpl.saveLoader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">
            <text:p text:style-name="Table_20_Contents">6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XsbReader.read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buildTypeRefsByClass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maTypeSystemImpl.SchemaTypeSystemImpl( ResourceLoader resourceLoader , String name , SchemaTypeLoader link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andlePool.handleForElement( SchemaGlobal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resol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hemaTypeSystemImpl.savePointerFile( String file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Reader.writeQNameMap( SchemaComponent [ ] compon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ypeSystemImpl.SchemaTypeSystemImpl( Class index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TypeSystem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writeClassnameMap( Map typesBy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ypeSystemImpl.SchemaTypeSystemImpl( String nameForSys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TypeSystemImpl.loadFromStscState( Stsc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sbReader.readQ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ypeSystemImpl.global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readParticle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findAttributeGroup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annot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Reader.readAttribut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ypeSystemImpl.saveAttributeGroup( SchemaAttributeGroup gr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TypeSystemImpl.saveGlobalElements( SchemaGlobalElement [ ] e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bReader.writeTypeArray( SchemaType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bReader.readClassnameRef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bReader.writeBigInteger( BigInteger b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bReader.finishLoadingElemen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StringPool.writeTo( DataOutputStream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andlePool.startWrite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bReader.rea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initFromH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chemaTypeSystemImpl.savePointersForComponents( SchemaComponent [ ] components , String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bReader.writeType(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ypeSystemImpl.findTypeR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bReader.readTypeRef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bReader.write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bReader.writeXmlValueObject( XmlAnySimpleType valu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">
            <text:p text:style-name="Table_20_Contents">5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XsbReader.readParticle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Pool.readFrom( DataInputStream inp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andlePool.addUniqueHandle( SchemaComponent obj , String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